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2" svg:font-family="'JetBrains Mono'" style:font-family-generic="modern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92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2" style:font-size-asian="14pt" style:font-style-asian="italic" style:font-weight-asian="normal" style:font-name-complex="JetBrains Mono2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1.8cm" svg:height="1.8cm" svg:x="9cm" svg:y="2.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1cm" svg:y="2.6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1cm" svg:y="5.7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9.4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cm" svg:y="5.70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4.2cm" svg:x2="11.8cm" svg:y2="6cm">
          <text:p/>
        </draw:line>
        <draw:line draw:style-name="gr2" draw:text-style-name="P3" draw:layer="layout" svg:x1="14.2cm" svg:y1="4.2cm" svg:x2="13cm" svg:y2="5.991cm">
          <text:p/>
        </draw:line>
        <draw:line draw:style-name="gr2" draw:text-style-name="P3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5.4cm" svg:y1="4.2cm" svg:x2="16.8cm" svg:y2="6cm">
          <text:p/>
        </draw:line>
        <draw:frame draw:style-name="gr3" draw:text-style-name="P5" draw:layer="layout" svg:width="4.783cm" svg:height="3.766cm" svg:x="19.217cm" svg:y="8.834cm">
          <draw:text-box>
            <text:p><text:span text:style-name="T2">D</text:span><text:span text:style-name="T4"> := Diffu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4" draw:text-style-name="P7" draw:layer="layout" svg:width="14.18cm" svg:height="1.343cm" svg:x="12.8cm" svg:y="13.4cm">
          <draw:text-box>
            <text:p text:style-name="P6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1" draw:text-style-name="P2" draw:layer="layout" svg:width="1.8cm" svg:height="1.8cm" svg:x="9.001cm" svg:y="5.0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2cm" svg:y="5.0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8.1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3cm" svg:y="11.9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01cm" svg:y="8.1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01cm" svg:y1="6.2cm" svg:x2="12.1cm" svg:y2="6.8cm">
          <text:p/>
        </draw:line>
        <draw:line draw:style-name="gr7" draw:text-style-name="P3" draw:layer="layout" svg:x1="13.9cm" svg:y1="6.1cm" svg:x2="12.303cm" svg:y2="7cm">
          <text:p/>
        </draw:line>
        <draw:line draw:style-name="gr7" draw:text-style-name="P3" draw:layer="layout" svg:x1="12.4cm" svg:y1="6.6cm" svg:x2="12.4cm" svg:y2="8.1cm">
          <text:p/>
        </draw:line>
        <draw:line draw:style-name="gr7" draw:text-style-name="P3" draw:layer="layout" svg:x1="12.4cm" svg:y1="9.902cm" svg:x2="12.4cm" svg:y2="11.903cm">
          <text:p/>
        </draw:line>
        <draw:line draw:style-name="gr7" draw:text-style-name="P3" draw:layer="layout" svg:x1="17cm" svg:y1="8.3cm" svg:x2="15.4cm" svg:y2="6.5cm">
          <text:p/>
        </draw:line>
        <draw:custom-shape draw:style-name="gr6" draw:text-style-name="P9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8cm" svg:y1="3.6cm" svg:x2="14.8cm" svg:y2="5.002cm">
          <text:p/>
        </draw:line>
        <draw:line draw:style-name="gr7" draw:text-style-name="P3" draw:layer="layout" svg:x1="9.9cm" svg:y1="3.6cm" svg:x2="9.9cm" svg:y2="5.002cm">
          <text:p/>
        </draw:line>
        <draw:frame draw:style-name="gr8" draw:text-style-name="P5" draw:layer="layout" svg:width="1.781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</text:span></text:p>
          </draw:text-box>
        </draw:frame>
        <draw:frame draw:style-name="gr9" draw:text-style-name="P5" draw:layer="layout" svg:width="1.535cm" svg:height="0.954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</text:span></text:p>
          </draw:text-box>
        </draw:frame>
        <draw:frame draw:style-name="gr10" draw:text-style-name="P5" draw:layer="layout" svg:width="3.093cm" svg:height="0.954cm" svg:x="10.849cm" svg:y="5.3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</text:span></text:p>
          </draw:text-box>
        </draw:frame>
        <draw:frame draw:style-name="gr11" draw:text-style-name="P5" draw:layer="layout" svg:width="2.208cm" svg:height="0.9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</text:span></text:p>
          </draw:text-box>
        </draw:frame>
        <draw:frame draw:style-name="gr12" draw:text-style-name="P5" draw:layer="layout" svg:width="2.492cm" svg:height="0.954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2" svg:font-family="'JetBrains Mono'" style:font-family-generic="modern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12T17:27:04.860000000</dc:date>
    <meta:editing-duration>PT16M50S</meta:editing-duration>
    <meta:editing-cycles>4</meta:editing-cycles>
    <meta:generator>LibreOffice/7.1.5.2$Windows_X86_64 LibreOffice_project/85f04e9f809797b8199d13c421bd8a2b025d52b5</meta:generator>
    <meta:document-statistic meta:object-count="63"/>
  </office:meta>
</office:document-meta>
</file>